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transparent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fo:background-color="transparent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e9" style:family="table-cell" style:parent-style-name="Default" style:data-style-name="N0">
      <style:table-cell-properties fo:border="thin solid #000000" style:vertical-align="middle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order="thin solid #000000" fo:background-color="transparent"/>
    </style:style>
    <style:style style:name="ce15" style:family="table-cell" style:parent-style-name="Default" style:data-style-name="N0">
      <style:table-cell-properties fo:border="thin solid #000000" style:vertical-align="middle" fo:background-color="transparent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4.02166666666667cm"/>
    </style:style>
    <style:style style:name="co2" style:family="table-column">
      <style:table-column-properties fo:break-before="auto" style:column-width="5.02708333333333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5.529791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URI 1</text:p>
          </table:table-cell>
          <table:table-cell office:value-type="string" table:style-name="ce3">
            <text:p>URI 1 has &lt;relationship&gt; URI 2</text:p>
          </table:table-cell>
          <table:table-cell office:value-type="string" table:style-name="ce3">
            <text:p>URI 2</text:p>
          </table:table-cell>
          <table:table-cell office:value-type="string" table:style-name="ce3">
            <text:p>URI 2 has &lt;relationship&gt; URI 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alos_prog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alos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alos_prog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alos-2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alos_prog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alos-3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coriolis_prog</text:p>
          </table:table-cell>
          <table:table-cell office:value-type="string" table:style-name="ce5">
            <text:p>narrower</text:p>
          </table:table-cell>
          <table:table-cell office:value-type="string" table:style-name="ce4">
            <text:p>plat_coriolis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dmsp_5D1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dmsp_F01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dmsp_5D1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dmsp_F02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dmsp_5D1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dmsp_F03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dmsp_5D1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dmsp_F04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dmsp_5D1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dmsp_F05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dmsp_5D2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dmsp_F06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dmsp_5D2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dmsp_F07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dmsp_5D2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dmsp_F08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dmsp_5D2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dmsp_F09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dmsp_5D2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dmsp_F10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dmsp_5D2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dmsp_F11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dmsp_5D2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dmsp_F12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dmsp_5D2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dmsp_F13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dmsp_5D2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dmsp_F14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dmsp_5D3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dmsp_F15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dmsp_5D3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dmsp_F16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dmsp_5D3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dmsp_F17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dmsp_5D3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dmsp_F18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dmsp_5D3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dmsp_F19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dmsp_5D3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dmsp_S20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envisat_prog</text:p>
          </table:table-cell>
          <table:table-cell office:value-type="string" table:style-name="ce5">
            <text:p>narrower</text:p>
          </table:table-cell>
          <table:table-cell office:value-type="string" table:style-name="ce4">
            <text:p>plat_envisat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eos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aqua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eos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aura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eos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terra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ers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ers1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ers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ers2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fengyun3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FY-3A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fengyun3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FY-3B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fengyun3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FY-3C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fengyun3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FY-3D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fengyun3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FY-3E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fengyun3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FY-3F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fengyun3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FY-3G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com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gcomW1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com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gcomW2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com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gcomW3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eodetic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geosat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eodetic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gfo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oes_1st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goes_01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oes_1st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goes_02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oes_1st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goes_03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oes_1st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goes_04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oes_1st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goes_05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oes_1st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goes_06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oes_1st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goes_07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oes_2nd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goes_08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oes_2nd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goes_09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oes_2nd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goes_09_bk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oes_2nd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goes_10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oes_2nd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goes_10_SA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oes_2nd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goes_11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oes_2nd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goes_12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oes_2nd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goes_12_SA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oes_2nd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goes_13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oes_2nd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goes_14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oes_2nd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goes_15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oes_3rd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goes_R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oes_3rd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goes_S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oes_3rd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goes_T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oes_3rd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goes_U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osat_prog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gosat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osat_prog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gosat-2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himawari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himawari-6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himawari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himawari-7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icesat_prog</text:p>
          </table:table-cell>
          <table:table-cell office:value-type="string" table:style-name="ce5">
            <text:p>narrower</text:p>
          </table:table-cell>
          <table:table-cell office:value-type="string" table:style-name="ce4">
            <text:p>plat_icesat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icesat_prog</text:p>
          </table:table-cell>
          <table:table-cell office:value-type="string" table:style-name="ce5">
            <text:p>narrower</text:p>
          </table:table-cell>
          <table:table-cell office:value-type="string" table:style-name="ce4">
            <text:p>plat_icesat-2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jason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jason1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jason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jason2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jason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jason3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landsat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landsat_1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landsat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landsat_2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landsat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landsat_3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landsat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landsat_4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landsat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landsat_5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landsat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landsat_6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landsat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landsat_7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landsat_dcm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landsat_8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metop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metOpA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metop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metOpB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metop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metOpC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msg</text:p>
          </table:table-cell>
          <table:table-cell office:value-type="string" table:style-name="ce5">
            <text:p>narrower</text:p>
          </table:table-cell>
          <table:table-cell office:value-type="string" table:style-name="ce4">
            <text:p>plat_meteosat_8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msg</text:p>
          </table:table-cell>
          <table:table-cell office:value-type="string" table:style-name="ce5">
            <text:p>narrower</text:p>
          </table:table-cell>
          <table:table-cell office:value-type="string" table:style-name="ce4">
            <text:p>plat_meteosat_9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msg</text:p>
          </table:table-cell>
          <table:table-cell office:value-type="string" table:style-name="ce5">
            <text:p>narrower</text:p>
          </table:table-cell>
          <table:table-cell office:value-type="string" table:style-name="ce4">
            <text:p>plat_meteosat_10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msg</text:p>
          </table:table-cell>
          <table:table-cell office:value-type="string" table:style-name="ce5">
            <text:p>narrower</text:p>
          </table:table-cell>
          <table:table-cell office:value-type="string" table:style-name="ce4">
            <text:p>plat_meteosat_11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nimbus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nimbus1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nimbus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nimbus2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nimbus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nimbus3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nimbus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nimbus4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nimbus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nimbus5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nimbus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nimbus6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nimbus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nimbus7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t_noaa_3rd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noaa_1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t_noaa_3rd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noaa_2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t_noaa_3rd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noaa_3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t_noaa_3rd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noaa_4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t_noaa_3rd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noaa_5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14">
            <text:p>plat_noaa_4<text:span text:style-name="T1">th</text:span>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noaa_6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14">
            <text:p>plat_noaa_4<text:span text:style-name="T1">th</text:span>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noaa_7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14">
            <text:p>plat_noaa_4<text:span text:style-name="T1">th</text:span>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noaa_8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14">
            <text:p>plat_noaa_4<text:span text:style-name="T1">th</text:span>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noaa_9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14">
            <text:p>plat_noaa_4<text:span text:style-name="T1">th</text:span>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noaa_10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14">
            <text:p>plat_noaa_4<text:span text:style-name="T1">th</text:span>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noaa_11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14">
            <text:p>plat_noaa_4<text:span text:style-name="T1">th</text:span>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noaa_12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14">
            <text:p>plat_noaa_4<text:span text:style-name="T1">th</text:span>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noaa_13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14">
            <text:p>plat_noaa_4<text:span text:style-name="T1">th</text:span>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noaa_14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plat_noaa_5<text:span text:style-name="T1">th</text:span>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noaa_15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plat_noaa_5<text:span text:style-name="T1">th</text:span>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noaa_16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plat_noaa_5<text:span text:style-name="T1">th</text:span>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noaa_17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plat_noaa_5<text:span text:style-name="T1">th</text:span>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noaa_18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plat_noaa_5<text:span text:style-name="T1">th</text:span>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noaa_19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odin_prog</text:p>
          </table:table-cell>
          <table:table-cell office:value-type="string" table:style-name="ce5">
            <text:p>narrower</text:p>
          </table:table-cell>
          <table:table-cell office:value-type="string" table:style-name="ce4">
            <text:p>plat_odin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orbview2_prog</text:p>
          </table:table-cell>
          <table:table-cell office:value-type="string" table:style-name="ce5">
            <text:p>narrower</text:p>
          </table:table-cell>
          <table:table-cell office:value-type="string" table:style-name="ce4">
            <text:p>plat_orbview2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parasol_prog</text:p>
          </table:table-cell>
          <table:table-cell office:value-type="string" table:style-name="ce5">
            <text:p>narrower</text:p>
          </table:table-cell>
          <table:table-cell office:value-type="string" table:style-name="ce4">
            <text:p>plat_parasol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scisat_prog</text:p>
          </table:table-cell>
          <table:table-cell office:value-type="string" table:style-name="ce5">
            <text:p>narrower</text:p>
          </table:table-cell>
          <table:table-cell office:value-type="string" table:style-name="ce4">
            <text:p>plat_scisat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spot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spot1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spot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spot2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spot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spot3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spot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spot4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spot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spot5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lat_spot_prog_follow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spot6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lat_spot_prog_follow</text:p>
          </table:table-cell>
          <table:table-cell office:value-type="string" table:style-name="ce5">
            <text:p>narrower</text:p>
          </table:table-cell>
          <table:table-cell office:value-type="string" table:style-name="ce6">
            <text:p>plat_spot7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lat_topexPoseidon_prog</text:p>
          </table:table-cell>
          <table:table-cell office:value-type="string" table:style-name="ce5">
            <text:p>narrower</text:p>
          </table:table-cell>
          <table:table-cell office:value-type="string" table:style-name="ce4">
            <text:p>plat_topexPoseidon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lat_trmm_prog</text:p>
          </table:table-cell>
          <table:table-cell office:value-type="string" table:style-name="ce5">
            <text:p>narrower</text:p>
          </table:table-cell>
          <table:table-cell office:value-type="string" table:style-name="ce4">
            <text:p>plat_trmm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terraSAR</text:p>
          </table:table-cell>
          <table:table-cell office:value-type="string" table:style-name="ce5">
            <text:p>narrower</text:p>
          </table:table-cell>
          <table:table-cell office:value-type="string" table:style-name="ce5">
            <text:p>plat_hrws_sar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terraSAR</text:p>
          </table:table-cell>
          <table:table-cell office:value-type="string" table:style-name="ce5">
            <text:p>narrower</text:p>
          </table:table-cell>
          <table:table-cell office:value-type="string" table:style-name="ce5">
            <text:p>plat_tsx_ng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terraSAR</text:p>
          </table:table-cell>
          <table:table-cell office:value-type="string" table:style-name="ce5">
            <text:p>narrower</text:p>
          </table:table-cell>
          <table:table-cell office:value-type="string" table:style-name="ce5">
            <text:p>plat_tandem_X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terraSAR</text:p>
          </table:table-cell>
          <table:table-cell office:value-type="string" table:style-name="ce5">
            <text:p>narrower</text:p>
          </table:table-cell>
          <table:table-cell office:value-type="string" table:style-name="ce5">
            <text:p>plat_terraSar_X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t_sentinel1_prog</text:p>
          </table:table-cell>
          <table:table-cell office:value-type="string" table:style-name="ce5">
            <text:p>narrower</text:p>
          </table:table-cell>
          <table:table-cell office:value-type="string" table:style-name="ce10">
            <text:p>plat_sentinel1a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t_sentinel1_prog</text:p>
          </table:table-cell>
          <table:table-cell office:value-type="string" table:style-name="ce5">
            <text:p>narrower</text:p>
          </table:table-cell>
          <table:table-cell office:value-type="string" table:style-name="ce10">
            <text:p>plat_sentinel1b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t_sentinel2_prog</text:p>
          </table:table-cell>
          <table:table-cell office:value-type="string" table:style-name="ce5">
            <text:p>narrower</text:p>
          </table:table-cell>
          <table:table-cell office:value-type="string" table:style-name="ce10">
            <text:p>plat_sentinel2a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t_sentinel2_prog</text:p>
          </table:table-cell>
          <table:table-cell office:value-type="string" table:style-name="ce5">
            <text:p>narrower</text:p>
          </table:table-cell>
          <table:table-cell office:value-type="string" table:style-name="ce10">
            <text:p>plat_sentinel2b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t_sentinel3_prog</text:p>
          </table:table-cell>
          <table:table-cell office:value-type="string" table:style-name="ce5">
            <text:p>narrower</text:p>
          </table:table-cell>
          <table:table-cell office:value-type="string" table:style-name="ce10">
            <text:p>plat_sentinel3a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t_sentinel3_prog</text:p>
          </table:table-cell>
          <table:table-cell office:value-type="string" table:style-name="ce5">
            <text:p>narrower</text:p>
          </table:table-cell>
          <table:table-cell office:value-type="string" table:style-name="ce10">
            <text:p>plat_sentinel3b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plat_saral_prog</text:p>
          </table:table-cell>
          <table:table-cell office:value-type="string" table:style-name="ce5">
            <text:p>narrower</text:p>
          </table:table-cell>
          <table:table-cell office:value-type="string" table:style-name="ce10">
            <text:p>plat_saral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plat_grace_prog</text:p>
          </table:table-cell>
          <table:table-cell office:value-type="string" table:style-name="ce5">
            <text:p>narrower</text:p>
          </table:table-cell>
          <table:table-cell office:value-type="string" table:style-name="ce1">
            <text:p>plat_grace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plat_cryosat_prog</text:p>
          </table:table-cell>
          <table:table-cell office:value-type="string" table:style-name="ce5">
            <text:p>narrower</text:p>
          </table:table-cell>
          <table:table-cell office:value-type="string" table:style-name="ce12">
            <text:p>plat_cryosat2</text:p>
          </table:table-cell>
          <table:table-cell office:value-type="string" table:style-name="ce5">
            <text:p>broader</text:p>
          </table:table-cell>
          <table:table-cell table:number-columns-repeated="16380"/>
        </table:table-row>
        <table:table-row table:style-name="ro3">
          <table:table-cell office:value-type="string" table:style-name="ce13">
            <text:p>plat_jpss_prog</text:p>
          </table:table-cell>
          <table:table-cell office:value-type="string" table:style-name="ce1">
            <text:p>narrower</text:p>
          </table:table-cell>
          <table:table-cell office:value-type="string" table:style-name="ce1">
            <text:p>plat_snpp</text:p>
          </table:table-cell>
          <table:table-cell office:value-type="string" table:style-name="ce1">
            <text:p>broader</text:p>
          </table:table-cell>
          <table:table-cell table:number-columns-repeated="16380"/>
        </table:table-row>
        <table:table-row table:style-name="ro3">
          <table:table-cell office:value-type="string" table:style-name="ce13">
            <text:p>plat_smos_prog</text:p>
          </table:table-cell>
          <table:table-cell office:value-type="string" table:style-name="ce1">
            <text:p>narrower</text:p>
          </table:table-cell>
          <table:table-cell office:value-type="string" table:style-name="ce1">
            <text:p>plat_smos</text:p>
          </table:table-cell>
          <table:table-cell office:value-type="string" table:style-name="ce1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plat_mfg_prog</text:p>
          </table:table-cell>
          <table:table-cell office:value-type="string" table:style-name="ce1">
            <text:p>narrower</text:p>
          </table:table-cell>
          <table:table-cell office:value-type="string" table:style-name="ce13">
            <text:p>plat_meteosat_1</text:p>
          </table:table-cell>
          <table:table-cell office:value-type="string" table:style-name="ce1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plat_mfg_prog</text:p>
          </table:table-cell>
          <table:table-cell office:value-type="string" table:style-name="ce1">
            <text:p>narrower</text:p>
          </table:table-cell>
          <table:table-cell office:value-type="string" table:style-name="ce13">
            <text:p>plat_meteosat_2</text:p>
          </table:table-cell>
          <table:table-cell office:value-type="string" table:style-name="ce1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plat_mfg_prog</text:p>
          </table:table-cell>
          <table:table-cell office:value-type="string" table:style-name="ce1">
            <text:p>narrower</text:p>
          </table:table-cell>
          <table:table-cell office:value-type="string" table:style-name="ce13">
            <text:p>plat_meteosat_3</text:p>
          </table:table-cell>
          <table:table-cell office:value-type="string" table:style-name="ce1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plat_mfg_prog</text:p>
          </table:table-cell>
          <table:table-cell office:value-type="string" table:style-name="ce1">
            <text:p>narrower</text:p>
          </table:table-cell>
          <table:table-cell office:value-type="string" table:style-name="ce13">
            <text:p>plat_meteosat_3_adc</text:p>
          </table:table-cell>
          <table:table-cell office:value-type="string" table:style-name="ce1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plat_mfg_prog</text:p>
          </table:table-cell>
          <table:table-cell office:value-type="string" table:style-name="ce1">
            <text:p>narrower</text:p>
          </table:table-cell>
          <table:table-cell office:value-type="string" table:style-name="ce13">
            <text:p>plat_meteosat_3_xadc</text:p>
          </table:table-cell>
          <table:table-cell office:value-type="string" table:style-name="ce1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plat_mfg_prog</text:p>
          </table:table-cell>
          <table:table-cell office:value-type="string" table:style-name="ce1">
            <text:p>narrower</text:p>
          </table:table-cell>
          <table:table-cell office:value-type="string" table:style-name="ce13">
            <text:p>plat_meteosat_4</text:p>
          </table:table-cell>
          <table:table-cell office:value-type="string" table:style-name="ce1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plat_mfg_prog</text:p>
          </table:table-cell>
          <table:table-cell office:value-type="string" table:style-name="ce1">
            <text:p>narrower</text:p>
          </table:table-cell>
          <table:table-cell office:value-type="string" table:style-name="ce13">
            <text:p>plat_meteosat_5</text:p>
          </table:table-cell>
          <table:table-cell office:value-type="string" table:style-name="ce1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plat_mfg_prog</text:p>
          </table:table-cell>
          <table:table-cell office:value-type="string" table:style-name="ce1">
            <text:p>narrower</text:p>
          </table:table-cell>
          <table:table-cell office:value-type="string" table:style-name="ce13">
            <text:p>plat_meteosat_5_iodc</text:p>
          </table:table-cell>
          <table:table-cell office:value-type="string" table:style-name="ce1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plat_mfg_prog</text:p>
          </table:table-cell>
          <table:table-cell office:value-type="string" table:style-name="ce1">
            <text:p>narrower</text:p>
          </table:table-cell>
          <table:table-cell office:value-type="string" table:style-name="ce13">
            <text:p>plat_meteosat_6</text:p>
          </table:table-cell>
          <table:table-cell office:value-type="string" table:style-name="ce1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plat_mfg_prog</text:p>
          </table:table-cell>
          <table:table-cell office:value-type="string" table:style-name="ce1">
            <text:p>narrower</text:p>
          </table:table-cell>
          <table:table-cell office:value-type="string" table:style-name="ce13">
            <text:p>plat_meteosat_6_iodc</text:p>
          </table:table-cell>
          <table:table-cell office:value-type="string" table:style-name="ce1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plat_mfg_prog</text:p>
          </table:table-cell>
          <table:table-cell office:value-type="string" table:style-name="ce1">
            <text:p>narrower</text:p>
          </table:table-cell>
          <table:table-cell office:value-type="string" table:style-name="ce13">
            <text:p>plat_meteosat_7</text:p>
          </table:table-cell>
          <table:table-cell office:value-type="string" table:style-name="ce1">
            <text:p>broader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plat_mfg_prog</text:p>
          </table:table-cell>
          <table:table-cell office:value-type="string" table:style-name="ce1">
            <text:p>narrower</text:p>
          </table:table-cell>
          <table:table-cell office:value-type="string" table:style-name="ce13">
            <text:p>plat_meteosat_7_iodc</text:p>
          </table:table-cell>
          <table:table-cell office:value-type="string" table:style-name="ce1">
            <text:p>broader</text:p>
          </table:table-cell>
          <table:table-cell table:number-columns-repeated="16380"/>
        </table:table-row>
        <table:table-row table:style-name="ro3">
          <table:table-cell office:value-type="string" table:style-name="ce13">
            <text:p>plat_noaa_4th</text:p>
          </table:table-cell>
          <table:table-cell office:value-type="string" table:style-name="ce1">
            <text:p>narrower</text:p>
          </table:table-cell>
          <table:table-cell office:value-type="string" table:style-name="ce1">
            <text:p>plat_tiros_n</text:p>
          </table:table-cell>
          <table:table-cell office:value-type="string" table:style-name="ce1">
            <text:p>broader</text:p>
          </table:table-cell>
          <table:table-cell table:number-columns-repeated="16380"/>
        </table:table-row>
        <table:table-row table:number-rows-repeated="1048420" table:style-name="ro3">
          <table:table-cell table:number-columns-repeated="16384"/>
        </table:table-row>
      </table:table>
      <table:database-ranges>
        <table:database-range table:target-range-address="Sheet1.A1:Sheet1.AMF1048576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uthorised User</meta:initial-creator>
    <dc:creator>Windows User</dc:creator>
    <meta:creation-date>2015-11-03T10:19:00Z</meta:creation-date>
    <dc:date>2018-07-03T12:39:11Z</dc:date>
    <meta:editing-cycles>8</meta:editing-cycles>
    <meta:editing-duration>PT17293S</meta:editing-duration>
  </office:meta>
</office:document-meta>
</file>